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"/>
    <style:font-face style:name="monospace" svg:font-family="monospace"/>
    <style:font-face style:name="sans-serif" svg:font-family="sans-serif"/>
    <style:font-face style:name="Droid Sans Mono" svg:font-family="'Droid Sans Mono'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" fo:font-size="11pt" fo:language="ru" fo:country="RU" fo:font-style="italic" officeooo:paragraph-rsid="00123870" style:font-size-asian="11pt" style:font-style-asian="italic" style:font-size-complex="11pt" style:font-style-complex="italic"/>
    </style:style>
    <style:style style:name="P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" fo:font-size="11pt" fo:language="ru" fo:country="RU" fo:font-style="italic" officeooo:rsid="0017e159" officeooo:paragraph-rsid="0017e159" style:font-size-asian="11pt" style:font-style-asian="italic" style:font-size-complex="11pt" style:font-style-complex="italic"/>
    </style:style>
    <style:style style:name="P3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page"/>
      <style:text-properties fo:text-transform="uppercase" fo:color="#000000" style:font-name="Calibri" fo:font-size="11pt" fo:letter-spacing="normal" fo:language="ru" fo:country="RU" fo:font-style="normal" fo:font-weight="bold" style:font-size-asian="11pt" style:font-weight-asian="bold" style:font-size-complex="11pt" style:font-weight-complex="bold"/>
    </style:style>
    <style:style style:name="P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Calibri" fo:font-size="11pt" fo:letter-spacing="normal" fo:language="ru" fo:country="RU" fo:font-style="normal" fo:font-weight="normal" style:font-size-asian="11pt" style:font-size-complex="11pt"/>
    </style:style>
    <style:style style:name="P5" style:family="paragraph" style:parent-style-name="Heading_20_2">
      <style:paragraph-properties fo:margin-left="0cm" fo:margin-right="0cm" fo:margin-top="0cm" fo:margin-bottom="0cm" loext:contextual-spacing="false" fo:line-height="100%" fo:text-align="center" style:justify-single-word="false" fo:orphans="2" fo:widows="2" fo:text-indent="0cm" style:auto-text-indent="false" style:writing-mode="page"/>
      <style:text-properties fo:text-transform="uppercase" fo:color="#000000" style:font-name="Calibri" fo:font-size="11pt" fo:letter-spacing="normal" fo:language="ru" fo:country="RU" fo:font-style="normal" fo:font-weight="bold" style:font-size-asian="11pt" style:font-weight-asian="bold" style:font-size-complex="11pt" style:font-weight-complex="bold"/>
    </style:style>
    <style:style style:name="P6" style:family="paragraph" style:parent-style-name="Heading_20_3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Calibri" fo:font-size="11pt" fo:letter-spacing="normal" fo:language="ru" fo:country="RU" fo:font-style="normal" style:font-size-asian="11pt" style:font-size-complex="11pt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Calibri" fo:font-size="11pt" fo:letter-spacing="normal" fo:language="ru" fo:country="RU" fo:font-style="normal" fo:font-weight="normal" style:font-size-asian="11pt" style:font-size-complex="11pt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Droid Sans Mono" fo:font-size="9pt" fo:letter-spacing="normal" fo:language="ru" fo:country="RU" fo:font-style="normal" fo:font-weight="normal" style:font-size-asian="9pt" style:font-size-complex="9pt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Droid Sans Mono" fo:font-size="9pt" fo:letter-spacing="normal" fo:language="ru" fo:country="RU" style:font-size-asian="9pt" style:font-size-complex="9pt"/>
    </style:style>
    <style:style style:name="P10" style:family="paragraph" style:parent-style-name="Preformatted_20_Text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style:writing-mode="page"/>
      <style:text-properties style:font-name="Droid Sans Mono" fo:font-size="9pt" fo:language="ru" fo:country="RU" style:font-size-asian="9pt" style:font-size-complex="9pt"/>
    </style:style>
    <style:style style:name="P11" style:family="paragraph" style:parent-style-name="Text_20_body">
      <style:paragraph-properties fo:margin-left="0cm" fo:margin-right="0cm" fo:margin-top="0cm" fo:margin-bottom="0.199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Calibri" fo:font-size="11pt" fo:letter-spacing="normal" fo:language="ru" fo:country="RU" fo:font-style="normal" fo:font-weight="normal" style:font-size-asian="11pt" style:font-size-complex="11pt"/>
    </style:style>
    <style:style style:name="P12" style:family="paragraph" style:parent-style-name="Text_20_body">
      <style:paragraph-properties fo:margin-left="0cm" fo:margin-right="0cm" fo:margin-top="0cm" fo:margin-bottom="0.199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Calibri" fo:font-size="11pt" fo:letter-spacing="normal" fo:language="ru" fo:country="RU" fo:font-style="normal" fo:font-weight="normal" officeooo:paragraph-rsid="00080c6a" style:font-size-asian="11pt" style:font-size-complex="11pt"/>
    </style:style>
    <style:style style:name="P13" style:family="paragraph" style:parent-style-name="Text_20_body">
      <style:paragraph-properties fo:margin-left="0cm" fo:margin-right="0cm" fo:margin-top="0cm" fo:margin-bottom="0.199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Calibri" fo:font-size="11pt" fo:letter-spacing="normal" fo:language="ru" fo:country="RU" fo:font-style="normal" fo:font-weight="normal" officeooo:paragraph-rsid="00071b14" style:font-size-asian="11pt" style:font-size-complex="11pt"/>
    </style:style>
    <style:style style:name="P14" style:family="paragraph" style:parent-style-name="Text_20_body">
      <style:paragraph-properties fo:margin-left="0cm" fo:margin-right="0cm" fo:margin-top="0cm" fo:margin-bottom="0.199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Calibri" fo:font-size="11pt" fo:letter-spacing="normal" fo:language="ru" fo:country="RU" fo:font-style="normal" fo:font-weight="normal" officeooo:rsid="00080c6a" officeooo:paragraph-rsid="00080c6a" style:font-size-asian="11pt" style:font-size-complex="11pt"/>
    </style:style>
    <style:style style:name="P15" style:family="paragraph" style:parent-style-name="Text_20_body">
      <style:paragraph-properties fo:margin-left="0cm" fo:margin-right="0cm" fo:margin-top="0cm" fo:margin-bottom="0.199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Calibri" fo:font-size="11pt" fo:letter-spacing="normal" fo:language="ru" fo:country="RU" fo:font-style="normal" fo:font-weight="normal" officeooo:rsid="00080c6a" officeooo:paragraph-rsid="00080c6a" fo:background-color="#ccff00" style:font-size-asian="11pt" style:font-size-complex="11pt"/>
    </style:style>
    <style:style style:name="P16" style:family="paragraph" style:parent-style-name="Text_20_body">
      <style:paragraph-properties fo:margin-left="0cm" fo:margin-right="0cm" fo:margin-top="0cm" fo:margin-bottom="0.199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Calibri" fo:font-size="11pt" fo:letter-spacing="normal" fo:language="ru" fo:country="RU" fo:font-style="italic" fo:font-weight="normal" style:font-size-asian="11pt" style:font-style-asian="italic" style:font-size-complex="11pt" style:font-style-complex="italic"/>
    </style:style>
    <style:style style:name="P17" style:family="paragraph" style:parent-style-name="Heading_20_3">
      <style:paragraph-properties fo:margin-left="0cm" fo:margin-right="0cm" fo:margin-top="0cm" fo:margin-bottom="0.199cm" loext:contextual-spacing="false" fo:line-height="100%" fo:text-align="justify" style:justify-single-word="false" fo:orphans="2" fo:widows="2" fo:text-indent="0cm" style:auto-text-indent="false" style:writing-mode="page"/>
      <style:text-properties fo:font-variant="normal" fo:text-transform="none" fo:color="#000000" style:font-name="Calibri" fo:font-size="11pt" fo:letter-spacing="normal" fo:language="ru" fo:country="RU" fo:font-style="normal" style:font-size-asian="11pt" style:font-size-complex="11pt"/>
    </style:style>
    <style:style style:name="P18" style:family="paragraph" style:parent-style-name="Text_20_body" style:list-style-name="L1" style:master-page-name="">
      <loext:graphic-properties draw:fill="none"/>
      <style:paragraph-properties fo:margin-left="1.499cm" fo:margin-right="0cm" fo:margin-top="0cm" fo:margin-bottom="0.199cm" loext:contextual-spacing="false" fo:line-height="100%" fo:text-align="justify" style:justify-single-word="false" fo:orphans="2" fo:widows="2" fo:text-indent="-0.499cm" style:auto-text-indent="false" style:page-number="auto" fo:background-color="transparent" style:writing-mode="page"/>
      <style:text-properties fo:font-variant="normal" fo:text-transform="none" fo:color="#000000" style:font-name="Calibri" fo:font-size="11pt" fo:letter-spacing="normal" fo:language="ru" fo:country="RU" fo:font-style="normal" fo:font-weight="normal" officeooo:rsid="00071b14" officeooo:paragraph-rsid="00071b14" style:font-size-asian="11pt" style:font-size-complex="11pt"/>
    </style:style>
    <style:style style:name="P19" style:family="paragraph" style:parent-style-name="Text_20_body" style:list-style-name="L1">
      <loext:graphic-properties draw:fill="none"/>
      <style:paragraph-properties fo:margin-left="1.499cm" fo:margin-right="0cm" fo:margin-top="0cm" fo:margin-bottom="0.199cm" loext:contextual-spacing="false" fo:line-height="100%" fo:text-align="justify" style:justify-single-word="false" fo:orphans="2" fo:widows="2" fo:text-indent="-0.499cm" style:auto-text-indent="false" fo:background-color="transparent" style:writing-mode="page"/>
      <style:text-properties fo:font-variant="normal" fo:text-transform="none" fo:color="#000000" style:font-name="Calibri" fo:font-size="11pt" fo:letter-spacing="normal" fo:language="ru" fo:country="RU" fo:font-style="normal" fo:font-weight="normal" officeooo:rsid="00071b14" officeooo:paragraph-rsid="00071b14" style:font-size-asian="11pt" style:font-size-complex="11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" fo:font-size="11pt" fo:language="ru" fo:country="RU" officeooo:paragraph-rsid="001879fd" style:font-size-asian="11pt" style:font-size-complex="11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" fo:font-size="11pt" fo:language="ru" fo:country="RU" officeooo:paragraph-rsid="00123870" style:font-size-asian="11pt" style:font-size-complex="11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style:font-name="Calibri" fo:font-size="11pt" fo:language="ru" fo:country="RU" officeooo:rsid="001879fd" officeooo:paragraph-rsid="001879fd" style:font-size-asian="11pt" style:font-size-complex="11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fo:font-variant="normal" fo:text-transform="none" fo:color="#222222" style:font-name="sans-serif" fo:font-size="8.75pt" fo:letter-spacing="normal" fo:language="ru" fo:country="RU" fo:font-style="normal" fo:font-weight="normal" officeooo:rsid="001cfb7a" officeooo:paragraph-rsid="001cfb7a" style:font-size-asian="11pt" style:font-size-complex="11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writing-mode="page"/>
      <style:text-properties fo:font-variant="normal" fo:text-transform="none" fo:color="#222222" style:font-name="monospace" fo:font-size="8.75pt" fo:letter-spacing="normal" fo:language="ru" fo:country="RU" fo:font-style="normal" fo:font-weight="normal" officeooo:rsid="001cfb7a" officeooo:paragraph-rsid="001d2ed5" style:font-size-asian="11pt" style:font-size-complex="11pt"/>
    </style:style>
    <style:style style:name="T1" style:family="text">
      <style:text-properties fo:font-weight="normal" fo:background-color="#ccff00" loext:char-shading-value="0"/>
    </style:style>
    <style:style style:name="T2" style:family="text">
      <style:text-properties fo:font-weight="normal" fo:background-color="#ccff00" loext:char-shading-value="0" style:font-weight-asian="normal" style:font-weight-complex="normal"/>
    </style:style>
    <style:style style:name="T3" style:family="text">
      <style:text-properties fo:font-weight="normal" officeooo:rsid="00071b14" fo:background-color="#ccff00" loext:char-shading-value="0" style:font-weight-asian="normal" style:font-weight-complex="normal"/>
    </style:style>
    <style:style style:name="T4" style:family="text">
      <style:text-properties fo:font-style="normal" fo:font-weight="normal"/>
    </style:style>
    <style:style style:name="T5" style:family="text">
      <style:text-properties officeooo:rsid="00071b14"/>
    </style:style>
    <style:style style:name="T6" style:family="text">
      <style:text-properties fo:background-color="#ccff00" loext:char-shading-value="0"/>
    </style:style>
    <style:style style:name="T7" style:family="text">
      <style:text-properties officeooo:rsid="00071b14" fo:background-color="#ccff00" loext:char-shading-value="0"/>
    </style:style>
    <style:style style:name="T8" style:family="text">
      <style:text-properties officeooo:rsid="00123870"/>
    </style:style>
    <style:style style:name="T9" style:family="text">
      <style:text-properties style:text-position="super 58%" officeooo:rsid="00123870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123870" fo:background-color="transparent" loext:char-shading-value="0"/>
    </style:style>
    <style:style style:name="T12" style:family="text">
      <style:text-properties officeooo:rsid="00071b14" fo:background-color="transparent" loext:char-shading-value="0"/>
    </style:style>
    <style:style style:name="T13" style:family="text">
      <style:text-properties fo:font-weight="bold" officeooo:rsid="00123870" fo:background-color="transparent" loext:char-shading-value="0" style:font-weight-asian="bold" style:font-weight-complex="bold"/>
    </style:style>
    <style:style style:name="T14" style:family="text">
      <style:text-properties officeooo:rsid="001cfb7a"/>
    </style:style>
    <style:style style:name="T15" style:family="text">
      <style:text-properties fo:color="#000000" fo:background-color="#ffffff" loext:char-shading-value="0"/>
    </style:style>
    <style:style style:name="T16" style:family="text">
      <style:text-properties officeooo:rsid="001d2ed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Разреженные матрицы</text:p>
      <text:p text:style-name="P3"/>
      <text:p text:style-name="P11">Составить программу на языке Си с функциями для обработки прямоугольных разреженных матриц с элементами <text:span text:style-name="T10">целого, </text:span><text:span text:style-name="T12">вещественного или </text:span><text:span text:style-name="T7">комплексного</text:span><text:span text:style-name="T5"> </text:span>тип<text:span text:style-name="T5">ов</text:span>, которая:</text:p>
      <text:list xml:id="list6994571086345736494" text:style-name="L1">
        <text:list-item>
          <text:p text:style-name="P18">Вводит матрицы различного размера, представленные во входном текстовом файле в обычном формате (по строкам), с одновременным размещением ненулевых элементов в разреженной матрице в соответствии с заданной схемой;</text:p>
        </text:list-item>
        <text:list-item>
          <text:p text:style-name="P19">Печатает введенные матрицы во внутреннем представлении согласно заданной схеме размещения и в обычном (естественном) виде;</text:p>
        </text:list-item>
        <text:list-item>
          <text:p text:style-name="P19">Выполняет необходимые преобразования разреженных матриц (или вычисления над ними) путем обращения к соответствующим функциям;</text:p>
        </text:list-item>
        <text:list-item>
          <text:p text:style-name="P19">Печатает результат преобразования (вычисления) согласно заданной схеме размещения и в обычном виде.</text:p>
        </text:list-item>
      </text:list>
      <text:p text:style-name="P16">Отчет в теоретической части должен содержать сложностную оценку операций изменения (замены нулевого ненулевым и наоборот) и поиска элемента, характерных для реализованного представления, оценку преимуществ этого представления, описание примеров матриц, для которых он будет лучше или хуже обычного предствления. Желательно сравнить свой вариант с остальными.</text:p>
      <text:p text:style-name="P14">В процедурах и функциях предусмотреть проверки и печать сообщений в случаях ошибок в задании параметров.</text:p>
      <text:p text:style-name="P15">Для отладки использовать матрицы, содержащие 5-10% ненулевых элементов с максимальным числом элементов 100.</text:p>
      <text:p text:style-name="P17">Входные данные</text:p>
      <text:p text:style-name="P12">На первой строке входного файла — числа M и N — размеры матрицы, </text:p>
      <text:p text:style-name="P12">затем следуют MxN элементов матрицы. </text:p>
      <text:p text:style-name="P12">Далее возможно (в зависимости от вариантов) указание параметров (чисел, элементов вектора-столбца или вектора-строки).</text:p>
      <text:p text:style-name="P17">Выходные данные</text:p>
      <text:p text:style-name="P12">Матрица во внутреннем представлении, </text:p>
      <text:p text:style-name="P12">матрица в обычном виде, </text:p>
      <text:p text:style-name="P12">матрица во внутреннем представлении после преобразования, </text:p>
      <text:p text:style-name="P12">матрица в обычном виде после преобразования, </text:p>
      <text:p text:style-name="P12">результат вычисления функции или предиката (присутствует в некоторых вариантах). Варианты внутреннего представления матрицы</text:p>
      <text:p text:style-name="P11">Все матрицы хранятся по строкам, в порядке возрастания индексов ненулевых элементов.</text:p>
      <text:p text:style-name="P17"><text:span text:style-name="T6">Вариант представления матриц</text:span><text:span text:style-name="T7">ы</text:span><text:span text:style-name="T6"> </text:span><text:span text:style-name="T2">—</text:span><text:span text:style-name="T3"> 2) </text:span><text:span text:style-name="T2">Один вектор</text:span></text:p>
      <text:p text:style-name="P13">Ненулевому элементу соответствуют две ячейки: </text:p>
      <text:p text:style-name="P13">первая содержит номер столбца, </text:p>
      <text:p text:style-name="P13">вторая содержит значение элемента. </text:p>
      <text:p text:style-name="P13"><text:span text:style-name="T5">Нуль</text:span> в первой ячейке означает конец строки, а вторая ячейка в этом случае содержит номер следующей хранимой строки. </text:p>
      <text:p text:style-name="P13"><text:span text:style-name="T5">Нули</text:span> в обеих ячейках явля<text:span text:style-name="T5">ю</text:span>тся признаком конца перечня ненулевых элементов разреженной матрицы.</text:p>
      <text:p text:style-name="P13"><text:span text:style-name="T5">0</text:span>; номер строки; номер столбца; значение; номер столбца; значение; ...; <text:span text:style-name="T5">0</text:span>; номер строки; номер столбца; значение;<text:span text:style-name="T5">0</text:span>; <text:span text:style-name="T5">0</text:span>.</text:p>
      <text:p text:style-name="P17"><text:soft-page-break/><text:span text:style-name="T6">Варианты преобразований —</text:span><text:span text:style-name="T7"> </text:span><text:span text:style-name="T3">7) </text:span><text:span text:style-name="T2">На</text:span><text:span text:style-name="T1">йти строку, содержащую наибольшее количество ненулевых элементов, напечатать ее номер и сумму элементов этой строки. Если таких строк несколько, обработать все.</text:span></text:p>
      <text:p text:style-name="P4"/>
      <text:p text:style-name="P6">Примеры</text:p>
      <text:p text:style-name="P8">struct Vec</text:p>
      <text:p text:style-name="P8">{</text:p>
      <text:p text:style-name="P9"><text:s text:c="2"/><text:span text:style-name="T4">int n; // текущее количество элементов</text:span></text:p>
      <text:p text:style-name="P9"><text:s text:c="2"/><text:span text:style-name="T4">int max; // под сколько элементов выделена память</text:span></text:p>
      <text:p text:style-name="P9"><text:s text:c="2"/><text:span text:style-name="T4">int *mas; // массив</text:span></text:p>
      <text:p text:style-name="P8">};</text:p>
      <text:p text:style-name="P10"/>
      <text:p text:style-name="P8">struct Matrix</text:p>
      <text:p text:style-name="P8">{</text:p>
      <text:p text:style-name="P9"><text:s text:c="2"/><text:span text:style-name="T4">int n, m;</text:span></text:p>
      <text:p text:style-name="P9"><text:s text:c="2"/><text:span text:style-name="T4">struct Vec A, B;</text:span></text:p>
      <text:p text:style-name="P8">};</text:p>
      <text:p text:style-name="P10"/>
      <text:p text:style-name="P8">void error()</text:p>
      <text:p text:style-name="P8">{</text:p>
      <text:p text:style-name="P9"><text:s text:c="2"/><text:span text:style-name="T4">printf("Malloc impossible. I quit.\n");</text:span></text:p>
      <text:p text:style-name="P9"><text:s text:c="2"/><text:span text:style-name="T4">exit(1);</text:span></text:p>
      <text:p text:style-name="P8">}</text:p>
      <text:p text:style-name="P10"/>
      <text:p text:style-name="P8">void vec_init(struct Vec *v)</text:p>
      <text:p text:style-name="P8">{</text:p>
      <text:p text:style-name="P9"><text:s text:c="2"/><text:span text:style-name="T4">v-&gt;mas = (int *)malloc(sizeof(int));</text:span></text:p>
      <text:p text:style-name="P9"><text:s text:c="2"/><text:span text:style-name="T4">if (v-&gt;mas == NULL)</text:span></text:p>
      <text:p text:style-name="P9"><text:s text:c="4"/><text:span text:style-name="T4">error();</text:span></text:p>
      <text:p text:style-name="P9"><text:s text:c="2"/><text:span text:style-name="T4">v-&gt;max = 1;</text:span></text:p>
      <text:p text:style-name="P9"><text:s text:c="2"/><text:span text:style-name="T4">v-&gt;n = 0;</text:span></text:p>
      <text:p text:style-name="P8">}</text:p>
      <text:p text:style-name="P10"/>
      <text:p text:style-name="P8">void put(int a, struct Vec *v)</text:p>
      <text:p text:style-name="P8">{</text:p>
      <text:p text:style-name="P9"><text:s text:c="2"/><text:span text:style-name="T4">if (v-&gt;n == v-&gt;max) { // расширение массива</text:span></text:p>
      <text:p text:style-name="P9"><text:s text:c="4"/><text:span text:style-name="T4">v-&gt;mas = (int *)realloc(v-&gt;mas, 2*v-&gt;max*sizeof(int));</text:span></text:p>
      <text:p text:style-name="P9"><text:s text:c="4"/><text:span text:style-name="T4">v-&gt;max *= 2;</text:span></text:p>
      <text:p text:style-name="P9"><text:s text:c="4"/><text:span text:style-name="T4">if (v-&gt;mas == NULL)</text:span></text:p>
      <text:p text:style-name="P9"><text:s text:c="6"/><text:span text:style-name="T4">error();</text:span></text:p>
      <text:p text:style-name="P9"><text:s text:c="2"/><text:span text:style-name="T4">}</text:span></text:p>
      <text:p text:style-name="P9"><text:s text:c="2"/><text:span text:style-name="T4">v-&gt;mas[v-&gt;n] = a;</text:span></text:p>
      <text:p text:style-name="P9"><text:s text:c="2"/><text:span text:style-name="T4">v-&gt;n++;</text:span></text:p>
      <text:p text:style-name="P8">}</text:p>
      <text:p text:style-name="P7"/>
      <text:p text:style-name="P7"/>
      <text:p text:style-name="P1"><text:span text:style-name="T13">Комплексное число</text:span><text:span text:style-name="T11"> </text:span><text:span text:style-name="T8">— это выражение вида a + bi, где a, b — действительные числа, а i — так называемая мнимая единица, символ, квадрат которого равен –1, то есть i</text:span><text:span text:style-name="T9">2</text:span><text:span text:style-name="T8"> = –1. Число a называется действительной частью, а число b — мнимой частью комплексного числа z = a + bi. Если b = 0, то вместо a + 0i пишут просто a. Видно, что действительные числа — это частный случай комплексных чисел.</text:span></text:p>
      <text:p text:style-name="P1"/>
      <text:p text:style-name="P2">Комплексные числа в СИ</text:p>
      <text:p text:style-name="P2">Комплексные числа введены в стандарте C99. </text:p>
      <text:p text:style-name="P2">float _Complex </text:p>
      <text:p text:style-name="P2">double _Complex </text:p>
      <text:p text:style-name="P2">long double _Complex </text:p>
      <text:p text:style-name="P2">Все это счастье находиться в библиотеке complex.h</text:p>
      <text:p text:style-name="P2"/>
      <text:p text:style-name="P2">Минимальные и максимальные значения всех базовых типов данных языка СИ описаны в библиотеках: limits.h – содержит диапазоны целочисленных значений, float.h – содержит диапазоны вещественных значений. </text:p>
      <text:p text:style-name="P20"><text:line-break/></text:p>
      <text:p text:style-name="P22"><text:soft-page-break/>Элементы матрицы вводятся по принципу слева направо и сверху вниз, в одну или несколько строк.</text:p>
      <text:p text:style-name="P22">Каждый элемент матрицы должен быть разделен пробелами.</text:p>
      <text:p text:style-name="P22">Если в строке будет встречен любой символ не являющийся числовым, то он будет автоматически заменен на нуль.</text:p>
      <text:p text:style-name="P21"/>
      <text:p text:style-name="P21"/>
      <text:p text:style-name="P21"/>
      <text:p text:style-name="P23">m — количество строк</text:p>
      <text:p text:style-name="P23">n — количество столбцов</text:p>
      <text:p text:style-name="P23"/>
      <text:p text:style-name="P24"><text:span text:style-name="T16">gcc -Wall -pedantic -ansi -std=c99 -O2 -g main.c -o prog -lm</text:span></text:p>
      <text:p text:style-name="P24"><text:line-break/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"/>
    <style:font-face style:name="monospace" svg:font-family="monospace"/>
    <style:font-face style:name="sans-serif" svg:font-family="sans-serif"/>
    <style:font-face style:name="Droid Sans Mono" svg:font-family="'Droid Sans Mono'" style:font-pitch="fixed"/>
    <style:font-face style:name="Liberation Mono" svg:font-family="'Liberation Mono'" style:font-family-generic="modern" style:font-pitch="fixed"/>
    <style:font-face style:name="Calibri" svg:font-family="Calibr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Arial Unicode MS" style:font-size-asian="12pt" style:language-asian="en" style:country-asian="US" style:font-name-complex="Arial Unicode M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Arial Unicode MS" style:font-size-asian="12pt" style:language-asian="en" style:country-asian="US" style:font-name-complex="Arial Unicode M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Linux_X86_64 LibreOffice_project/20m0$Build-2</meta:generator>
    <meta:editing-cycles>11</meta:editing-cycles>
    <meta:creation-date>2008-08-22T11:41:04</meta:creation-date>
    <dc:date>2017-05-24T19:24:04.974760710</dc:date>
    <dc:creator>Kane</dc:creator>
    <meta:editing-duration>PT2H52M7S</meta:editing-duration>
    <meta:document-statistic meta:table-count="0" meta:image-count="0" meta:object-count="0" meta:page-count="3" meta:paragraph-count="80" meta:word-count="601" meta:character-count="4306" meta:non-whitespace-character-count="3705"/>
  </office:meta>
</office:document-meta>
</file>